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standard">
      <style:graphic-properties svg:stroke-width="0.051cm" svg:stroke-color="#00008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000080" draw:marker-start-width="0.276cm" draw:marker-end="Arrow" draw:marker-end-width="0.2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draw:marker-end="Arrow" draw:textarea-horizontal-align="center" draw:textarea-vertical-align="middle"/>
    </style:style>
    <style:style style:name="gr11" style:family="graphic" style:parent-style-name="standard">
      <style:graphic-properties svg:stroke-width="0.152cm" svg:stroke-color="#800000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2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draw:fill="gradient" draw:fill-gradient-name="Gradient_20_16" draw:textarea-horizontal-align="center" draw:textarea-vertical-align="middle"/>
    </style:style>
    <style:style style:name="gr14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15" style:family="graphic" style:parent-style-name="standard">
      <style:graphic-properties draw:stroke="none" draw:fill="gradient" draw:fill-gradient-name="Gradient_20_9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ffffff" fo:min-height="0.86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draw:auto-grow-width="true" fo:min-height="11.075cm" fo:min-width="20.872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draw:auto-grow-width="true" fo:min-height="11.376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outline1">
      <style:graphic-properties draw:fill-color="#ffffff" draw:auto-grow-height="true" fo:min-height="13.622cm"/>
    </style:style>
    <style:style style:name="pr12" style:family="presentation" style:parent-style-name="Normal1-subtitle" style:list-style-name="L6">
      <style:graphic-properties draw:fill-color="#ffffff" draw:auto-grow-height="true" fo:min-height="9.664cm"/>
    </style:style>
    <style:style style:name="pr13" style:family="presentation" style:parent-style-name="Section-title">
      <style:graphic-properties draw:fill-color="#ffffff" draw:textarea-vertical-align="middle" draw:auto-grow-height="true" fo:min-height="3.503cm"/>
    </style:style>
    <style:style style:name="pr14" style:family="presentation" style:parent-style-name="Section-notes" style:list-style-name="L7">
      <style:graphic-properties draw:fill-color="#ffffff" draw:auto-grow-height="true" fo:min-height="11.431cm"/>
    </style:style>
    <style:style style:name="pr15" style:family="presentation" style:parent-style-name="Normal1-outline1">
      <style:graphic-properties draw:fill-color="#ffffff" draw:auto-grow-height="true" fo:min-height="9.656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Section-notes" style:list-style-name="L7">
      <style:graphic-properties draw:fill-color="#ffffff" draw:auto-grow-height="true" fo:min-height="11.431cm"/>
    </style:style>
    <style:style style:name="pr18" style:family="presentation" style:parent-style-name="Normal1-subtitle" style:list-style-name="L6">
      <style:graphic-properties draw:fill-color="#ffffff" draw:auto-grow-height="true" fo:min-height="9.664cm"/>
    </style:style>
    <style:style style:name="pr19" style:family="presentation" style:parent-style-name="Normal1-outline1">
      <style:graphic-properties draw:fill-color="#ffffff" draw:auto-grow-height="true" fo:min-height="7.867cm"/>
    </style:style>
    <style:style style:name="pr20" style:family="presentation" style:parent-style-name="Normal1-outline1">
      <style:graphic-properties draw:fill-color="#ffffff" draw:auto-grow-height="true" fo:min-height="5.514cm"/>
    </style:style>
    <style:style style:name="pr21" style:family="presentation" style:parent-style-name="Normal1-outline1" style:list-style-name="L8">
      <style:graphic-properties draw:fill-color="#ffffff" draw:auto-grow-height="true" fo:min-height="6.283cm"/>
    </style:style>
    <style:style style:name="pr22" style:family="presentation" style:parent-style-name="Normal1-outline1">
      <style:graphic-properties draw:fill-color="#ffffff" draw:auto-grow-height="true" fo:min-height="10.956cm"/>
    </style:style>
    <style:style style:name="pr23" style:family="presentation" style:parent-style-name="Normal1-outline1">
      <style:graphic-properties draw:fill-color="#ffffff" draw:auto-grow-height="true" draw:auto-grow-width="true" fo:min-height="9.032cm" fo:min-width="14.652cm"/>
    </style:style>
    <style:style style:name="pr24" style:family="presentation" style:parent-style-name="Section-notes" style:list-style-name="L7">
      <style:graphic-properties draw:fill-color="#ffffff" draw:auto-grow-height="true" fo:min-height="11.431cm"/>
    </style:style>
    <style:style style:name="pr25" style:family="presentation" style:parent-style-name="Normal1-outline1">
      <style:graphic-properties draw:fill-color="#ffffff" draw:auto-grow-height="true" fo:min-height="1.603cm"/>
    </style:style>
    <style:style style:name="pr26" style:family="presentation" style:parent-style-name="Normal1-outline1">
      <style:graphic-properties draw:fill-color="#ffffff" draw:auto-grow-height="true" fo:min-height="5.123cm"/>
    </style:style>
    <style:style style:name="pr27" style:family="presentation" style:parent-style-name="Normal1-outline1">
      <style:graphic-properties draw:fill-color="#ffffff" draw:auto-grow-height="true" fo:min-height="7.018cm"/>
    </style:style>
    <style:style style:name="pr28" style:family="presentation" style:parent-style-name="Normal1-outline1">
      <style:graphic-properties draw:fill-color="#ffffff" draw:auto-grow-height="true" draw:auto-grow-width="true" fo:min-height="7.529cm" fo:min-width="18.803cm"/>
    </style:style>
    <style:style style:name="pr29" style:family="presentation" style:parent-style-name="Normal1-outline1">
      <style:graphic-properties draw:fill-color="#ffffff" draw:auto-grow-height="true" draw:auto-grow-width="true" fo:min-height="13.073cm" fo:min-width="21.422cm"/>
    </style:style>
    <style:style style:name="pr30" style:family="presentation" style:parent-style-name="Normal1-outline1">
      <style:graphic-properties draw:fill-color="#ffffff" draw:auto-grow-height="true" draw:auto-grow-width="true" fo:min-height="14.998cm"/>
    </style:style>
    <style:style style:name="pr31" style:family="presentation" style:parent-style-name="Normal1-subtitle" style:list-style-name="L9">
      <style:graphic-properties draw:fill-color="#ffffff" draw:auto-grow-height="true" fo:min-height="7.058cm"/>
    </style:style>
    <style:style style:name="pr32" style:family="presentation" style:parent-style-name="Section-notes" style:list-style-name="L7">
      <style:graphic-properties draw:fill-color="#ffffff" draw:auto-grow-height="true" fo:min-height="11.431cm"/>
    </style:style>
    <style:style style:name="pr33" style:family="presentation" style:parent-style-name="Normal1-outline1">
      <style:graphic-properties draw:fill-color="#ffffff" draw:auto-grow-height="true" draw:auto-grow-width="true" fo:min-height="14.247cm"/>
    </style:style>
    <style:style style:name="pr34" style:family="presentation" style:parent-style-name="Normal1-outline1">
      <style:graphic-properties draw:fill-color="#ffffff" draw:auto-grow-height="true" draw:auto-grow-width="true" fo:min-height="11.151cm"/>
    </style:style>
    <style:style style:name="pr35" style:family="presentation" style:parent-style-name="Normal1-outline1">
      <style:graphic-properties draw:fill-color="#ffffff" draw:auto-grow-height="true" draw:auto-grow-width="true" fo:min-height="13.23cm"/>
    </style:style>
    <style:style style:name="pr36" style:family="presentation" style:parent-style-name="Normal1-subtitle" style:list-style-name="L9">
      <style:graphic-properties draw:fill-color="#ffffff" draw:auto-grow-height="true" fo:min-height="7.058cm"/>
    </style:style>
    <style:style style:name="pr37" style:family="presentation" style:parent-style-name="Section-notes" style:list-style-name="L7">
      <style:graphic-properties draw:fill-color="#ffffff" draw:auto-grow-height="true" fo:min-height="11.431cm"/>
    </style:style>
    <style:style style:name="pr38" style:family="presentation" style:parent-style-name="Normal1-outline1">
      <style:graphic-properties draw:fill-color="#ffffff" draw:auto-grow-height="true" draw:auto-grow-width="true" fo:min-height="9.835cm"/>
    </style:style>
    <style:style style:name="pr39" style:family="presentation" style:parent-style-name="Normal1-subtitle" style:list-style-name="L9">
      <style:graphic-properties draw:fill-color="#ffffff" draw:auto-grow-height="true" fo:min-height="7.058cm"/>
    </style:style>
    <style:style style:name="pr40" style:family="presentation" style:parent-style-name="Normal1-outline1">
      <style:graphic-properties draw:fill-color="#ffffff" draw:auto-grow-height="true" draw:auto-grow-width="true" fo:min-height="12.564cm"/>
    </style:style>
    <style:style style:name="pr41" style:family="presentation" style:parent-style-name="Normal1-subtitle" style:list-style-name="L9">
      <style:graphic-properties draw:fill-color="#ffffff" draw:auto-grow-height="true" fo:min-height="7.058cm"/>
    </style:style>
    <style:style style:name="pr42" style:family="presentation" style:parent-style-name="Normal1-outline1">
      <style:graphic-properties draw:fill-color="#ffffff" draw:auto-grow-height="true" draw:auto-grow-width="true" fo:min-height="11.823cm"/>
    </style:style>
    <style:style style:name="pr43" style:family="presentation" style:parent-style-name="Normal1-subtitle" style:list-style-name="L9">
      <style:graphic-properties draw:fill-color="#ffffff" draw:auto-grow-height="true" fo:min-height="7.058cm"/>
    </style:style>
    <style:style style:name="pr44" style:family="presentation" style:parent-style-name="Normal1-outline1">
      <style:graphic-properties draw:fill-color="#ffffff" draw:auto-grow-height="true" draw:auto-grow-width="true" fo:min-height="14.024cm"/>
    </style:style>
    <style:style style:name="pr45" style:family="presentation" style:parent-style-name="Normal1-subtitle" style:list-style-name="L9">
      <style:graphic-properties draw:fill-color="#ffffff" draw:auto-grow-height="true" fo:min-height="7.058cm"/>
    </style:style>
    <style:style style:name="pr46" style:family="presentation" style:parent-style-name="Section-notes" style:list-style-name="L7">
      <style:graphic-properties draw:fill-color="#ffffff" draw:auto-grow-height="true" fo:min-height="11.431cm"/>
    </style:style>
    <style:style style:name="pr47" style:family="presentation" style:parent-style-name="Normal1-outline1">
      <style:graphic-properties draw:fill-color="#ffffff" draw:auto-grow-height="true" draw:auto-grow-width="true" fo:min-height="2.548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fo:text-indent="-0.791cm"/>
    </style:style>
    <style:style style:name="P8" style:family="paragraph">
      <style:paragraph-properties text:enable-numbering="false" fo:margin-left="1.219cm" fo:margin-right="0cm" fo:text-align="center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0cm" fo:margin-right="0cm" fo:margin-top="0cm" fo:margin-bottom="0.508cm" fo:text-indent="0cm"/>
    </style:style>
    <style:style style:name="P11" style:family="paragraph">
      <style:paragraph-properties text:enable-numbering="true" fo:margin-left="1.2cm" fo:margin-right="0cm" fo:margin-top="0cm" fo:margin-bottom="0.508cm" fo:text-indent="-0.9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margin-left="0cm" fo:margin-right="0cm" fo:text-align="center" fo:text-indent="0cm"/>
      <style:text-properties fo:font-size="14pt"/>
    </style:style>
    <style:style style:name="P16" style:family="paragraph">
      <style:paragraph-properties text:enable-numbering="true" fo:margin-left="1.2cm" fo:margin-right="0cm" fo:text-indent="-0.9cm"/>
      <style:text-properties fo:font-family="'Courier New'" style:font-pitch="fixed" fo:font-size="26pt"/>
    </style:style>
    <style:style style:name="P17" style:family="paragraph">
      <style:paragraph-properties text:enable-numbering="true" fo:margin-left="1.2cm" fo:margin-right="0cm" fo:text-indent="-0.9cm"/>
      <style:text-properties fo:font-family="Arial" style:font-family-generic="swiss" style:font-pitch="variable" fo:font-size="32pt"/>
    </style:style>
    <style:style style:name="P18" style:family="paragraph">
      <style:paragraph-properties fo:margin-left="0cm" fo:margin-right="0cm" fo:text-align="center" fo:text-indent="0cm"/>
      <style:text-properties fo:font-size="20pt"/>
    </style:style>
    <style:style style:name="P19" style:family="paragraph">
      <style:paragraph-properties fo:margin-left="0cm" fo:margin-right="0cm" fo:text-indent="0cm">
        <style:tab-stops>
          <style:tab-stop style:position="3.769cm"/>
          <style:tab-stop style:position="4.956cm"/>
        </style:tab-stops>
      </style:paragraph-properties>
    </style:style>
    <style:style style:name="P2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family="'Courier New'" style:font-pitch="fixed" fo:font-size="32pt" fo:font-weight="normal"/>
    </style:style>
    <style:style style:name="T6" style:family="text">
      <style:text-properties fo:font-family="'Courier New'" style:font-pitch="fixed" fo:font-weight="normal"/>
    </style:style>
    <style:style style:name="T7" style:family="text">
      <style:text-properties fo:font-family="'Courier New'" style:font-pitch="fixed"/>
    </style:style>
    <style:style style:name="T8" style:family="text">
      <style:text-properties fo:font-size="28pt"/>
    </style:style>
    <style:style style:name="T9" style:family="text">
      <style:text-properties fo:color="#000080" fo:font-size="36pt"/>
    </style:style>
    <style:style style:name="T10" style:family="text">
      <style:text-properties fo:color="#800000" fo:font-size="36pt"/>
    </style:style>
    <style:style style:name="T11" style:family="text">
      <style:text-properties fo:color="#800000" fo:font-family="'Courier New'" style:font-pitch="fixed" fo:font-size="36pt" fo:font-weight="bold"/>
    </style:style>
    <style:style style:name="T12" style:family="text">
      <style:text-properties fo:font-size="14pt"/>
    </style:style>
    <style:style style:name="T13" style:family="text">
      <style:text-properties fo:color="#000080" fo:font-size="28pt" style:text-underline-style="wave" style:text-underline-width="bold" style:text-underline-color="#800000" style:font-size-asian="28pt" style:font-size-complex="28pt"/>
    </style:style>
    <style:style style:name="T14" style:family="text">
      <style:text-properties fo:font-family="'Courier New'" style:font-pitch="fixed" fo:font-size="26pt"/>
    </style:style>
    <style:style style:name="T15" style:family="text">
      <style:text-properties fo:font-size="20pt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fo:font-family="'Courier New'" style:font-pitch="fixed" fo:font-size="28pt"/>
    </style:style>
    <style:style style:name="T18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9" style:family="text">
      <style:text-properties fo:font-family="'Courier New'" style:font-pitch="fixed" fo:font-size="26pt" style:font-family-asian="Arial" style:font-family-generic-asian="swiss" style:font-pitch-asian="variable" style:font-family-complex="Arial" style:font-family-generic-complex="swiss" style:font-pitch-complex="variable"/>
    </style:style>
    <style:style style:name="T20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21" style:family="text">
      <style:text-properties fo:font-family="'Courier New'" style:font-pitch="fixed" fo:font-size="24pt" style:font-family-asian="Arial" style:font-family-generic-asian="swiss" style:font-pitch-asian="variable" style:font-family-complex="Arial" style:font-family-generic-complex="swiss" style:font-pitch-complex="variable"/>
    </style:style>
    <style:style style:name="T22" style:family="text">
      <style:text-properties fo:font-family="'Courier New'" style:font-pitch="fixed" fo:font-size="28pt" style:font-family-asian="Arial" style:font-family-generic-asian="swiss" style:font-pitch-asian="variable" style:font-family-complex="Arial" style:font-family-generic-complex="swiss" style:font-pitch-complex="variable"/>
    </style:style>
    <style:style style:name="T23" style:family="text">
      <style:text-properties fo:font-family="'Courier New'" style:font-pitch="fixed" fo:font-size="24pt"/>
    </style:style>
    <style:style style:name="T24" style:family="text">
      <style:text-properties fo:font-weight="bold"/>
    </style:style>
    <style:style style:name="T25" style:family="text">
      <style:text-properties fo:color="#800000" fo:font-weight="bold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8">
      <text:list-level-style-image text:level="1" xlink:href="Pictures/100000000000001C00000020D876C24E.gif" xlink:type="simple" xlink:show="embed" xlink:actuate="onLoad">
        <style:list-level-properties text:space-before="1.6cm" text:min-label-width="0.8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Standard Library</text:span><text:span text:style-name="T4"><text:line-break/></text:span><text:span text:style-name="T4"><text:line-break/></text:span><text:span text:style-name="T3">The </text:span><text:span text:style-name="T5">java.lang</text:span><text:span text:style-name="T3"> package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22.241cm" svg:height="12.245cm" svg:x="3.478cm" svg:y="6.604cm" presentation:class="outline" presentation:user-transformed="true">
          <draw:text-box>
            <text:list text:style-name="L3">
              <text:list-item>
                <text:p text:id="id5" text:style-name="P4">Lecture Goal(s)</text:p>
              </text:list-item>
              <text:list-item>
                <text:p text:id="id6" text:style-name="P4">Refreshments</text:p>
              </text:list-item>
              <text:list-item>
                <text:p text:id="id7" text:style-name="P4">Overview of the <text:span text:style-name="T6">java.lang</text:span> package</text:p>
              </text:list-item>
              <text:list-item>
                <text:p text:id="id8" text:style-name="P4">The <text:span text:style-name="T7">Object</text:span> class</text:p>
              </text:list-item>
              <text:list-item>
                <text:p text:id="id9" text:style-name="P4">The <text:span text:style-name="T7">String</text:span> and <text:span text:style-name="T7">StringBuffer</text:span> classes</text:p>
              </text:list-item>
              <text:list-item>
                <text:p text:id="id10" text:style-name="P4">The <text:span text:style-name="T7">System</text:span> and <text:span text:style-name="T7">Runtime</text:span> classes</text:p>
              </text:list-item>
              <text:list-item>
                <text:p text:id="id11" text:style-name="P4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7" anim:sub-item="text" smil:attributeName="visibility" smil:to="visible"/>
                  <anim:transitionFilter smil:dur="0.1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8" anim:sub-item="text" smil:attributeName="visibility" smil:to="visible"/>
                  <anim:transitionFilter smil:dur="0.1s" smil:targetElement="id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9" anim:sub-item="text" smil:attributeName="visibility" smil:to="visible"/>
                  <anim:transitionFilter smil:dur="0.1s" smil:targetElement="id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0" anim:sub-item="text" smil:attributeName="visibility" smil:to="visible"/>
                  <anim:transitionFilter smil:dur="0.1s" smil:targetElement="id1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1" anim:sub-item="text" smil:attributeName="visibility" smil:to="visible"/>
                  <anim:transitionFilter smil:dur="0.1s" smil:targetElement="id1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draw:frame presentation:style-name="pr8" draw:text-style-name="P5" draw:layer="layout" svg:width="20.087cm" svg:height="11.851cm" svg:x="5.759cm" svg:y="6.849cm" presentation:class="outline" presentation:user-transformed="true">
          <draw:text-box>
            <text:list text:style-name="L3">
              <text:list-item>
                <text:p text:style-name="P4">1: Introduction</text:p>
              </text:list-item>
              <text:list-item>
                <text:p text:style-name="P4">2: Basic data structures &amp; Statements</text:p>
              </text:list-item>
              <text:list-item>
                <text:p text:style-name="P4">3: Object-oriented programming I</text:p>
              </text:list-item>
              <text:list-item>
                <text:p text:style-name="P4">4: Object-oriented programming II</text:p>
              </text:list-item>
              <text:list-item>
                <text:p text:style-name="P4">5: Object-oriented programming III</text:p>
              </text:list-item>
              <text:list-item>
                <text:p text:style-name="P4">6: Complex data structures</text:p>
              </text:list-item>
              <text:list-item>
                <text:p text:style-name="P4">7: Threads and Exception handling</text:p>
              </text:list-item>
            </text:list>
          </draw:text-box>
        </draw:frame>
        <draw:rect draw:style-name="gr1" draw:text-style-name="P6" draw:layer="layout" svg:width="11.973cm" svg:height="1.432cm" draw:transform="rotate (1.5707963267946) translate (4.319cm 18.761cm)">
          <text:p text:style-name="P4"><text:span text:style-name="T8">Fundamental Concepts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Lectures Overview</text:p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Programming" draw:style-name="dp1" draw:master-page-name="Normal1" presentation:presentation-page-layout-name="AL2T1">
        <draw:frame presentation:style-name="pr11" draw:text-style-name="P5" draw:layer="layout" svg:width="18.637cm" svg:height="13.622cm" svg:x="6.553cm" svg:y="6.036cm" presentation:class="outline" presentation:user-transformed="true">
          <draw:text-box>
            <text:list text:style-name="L3">
              <text:list-item>
                <text:p text:style-name="P4">8: Summarizing Example</text:p>
              </text:list-item>
              <text:list-item>
                <text:p text:style-name="P4">9: Standard library</text:p>
              </text:list-item>
              <text:list-item>
                <text:p text:style-name="P4">10: GUI – AWT</text:p>
              </text:list-item>
              <text:list-item>
                <text:p text:style-name="P4">11: GUI – Swing</text:p>
              </text:list-item>
              <text:list-item>
                <text:p text:style-name="P4">12: IO programming</text:p>
              </text:list-item>
              <text:list-item>
                <text:p text:style-name="P4">13: Network programming</text:p>
              </text:list-item>
              <text:list-item>
                <text:p text:style-name="P4">14: Java archives and JavaBeans</text:p>
              </text:list-item>
              <text:list-item>
                <text:p text:style-name="P4">15: Conclusions</text:p>
              </text:list-item>
            </text:list>
          </draw:text-box>
        </draw:frame>
        <draw:rect draw:style-name="gr1" draw:text-style-name="P6" draw:id="id12" draw:layer="layout" svg:width="13.684cm" svg:height="1.432cm" draw:transform="rotate (1.5707963267946) translate (5.131cm 19.669cm)">
          <text:p text:style-name="P4"><text:span text:style-name="T8">Java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13" draw:layer="layout" svg:width="18.729cm" svg:height="1.731cm" svg:x="6.737cm" svg:y="7.614cm" draw:corner-radius="0.5cm">
          <text:p text:style-name="P4"/>
        </draw:rect>
        <draw:frame presentation:style-name="pr9" draw:text-style-name="P4" draw:layer="layout" svg:width="26.803cm" svg:height="3.507cm" svg:x="1.197cm" svg:y="0.643cm" presentation:class="title">
          <draw:text-box>
            <text:p text:style-name="P4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3" smil:attributeName="visibility" smil:to="visible"/>
                  <anim:transitionFilter smil:dur="1s" smil:targetElement="id13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2" draw:text-style-name="P8" draw:layer="layout" svg:width="12.753cm" svg:height="9.664cm" svg:x="8.222cm" svg:y="7.29cm">
            <draw:text-box>
              <text:p text:style-name="P7"><text:span text:style-name="T9">To provide programming</text:span><text:span text:style-name="T9"><text:line-break/></text:span><text:span text:style-name="T9">knowledge about the </text:span><text:span text:style-name="T9"><text:line-break/></text:span><text:span text:style-name="T10">standard library </text:span><text:span text:style-name="T9">in the </text:span><text:span text:style-name="T11">java.lang</text:span><text:span text:style-name="T10"> </text:span><text:span text:style-name="T9">package</text:span></text:p>
            </draw:text-box>
          </draw:frame>
          <draw:frame draw:style-name="gr4" draw:text-style-name="P9" draw:layer="layout" svg:width="0.005cm" svg:height="1.181cm" svg:x="14.596cm" svg:y="11.353cm">
            <draw:text-box>
              <text:p/>
            </draw:text-box>
          </draw:frame>
          <draw:polyline draw:style-name="gr5" draw:layer="layout" svg:width="13.232cm" svg:height="0.924cm" svg:x="7.982cm" svg:y="7.909cm" svg:viewBox="0 0 13233 925" draw:points="0,925 0,0 13233,0 13233,847">
            <text:p/>
          </draw:polyline>
          <draw:polyline draw:style-name="gr5" draw:layer="layout" svg:width="13.232cm" svg:height="0.924cm" draw:transform="rotate (3.1415926535892) translate (21.215000000001cm 16.408cm)" svg:viewBox="0 0 13233 925" draw:points="13233,-31891 13233,-32816 0,-32816 0,-31969">
            <text:p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Today's Goal</text:p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freshments" draw:style-name="dp1" draw:master-page-name="Section" presentation:presentation-page-layout-name="AL3T19"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Refreshments</text:p>
          </draw:text-box>
        </draw:frame>
        <presentation:notes draw:style-name="dp2">
          <draw:page-thumbnail draw:style-name="gr6" draw:layer="layout" svg:width="12.7cm" svg:height="9.525cm" svg:x="4.175cm" svg:y="3.005cm" draw:page-number="7" presentation:class="page"/>
          <draw:frame presentation:style-name="pr1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he API Specifications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15" draw:text-style-name="P11" draw:layer="layout" svg:width="8.857cm" svg:height="10.357cm" svg:x="10.17cm" svg:y="7.812cm" presentation:class="outline" presentation:user-transformed="true">
          <draw:text-box>
            <text:list text:style-name="L3">
              <text:list-item>
                <text:p text:style-name="P10">Documentation</text:p>
                <text:list>
                  <text:list-item>
                    <text:p text:style-name="P4">Packages</text:p>
                  </text:list-item>
                  <text:list-item>
                    <text:p text:style-name="P4">Interfaces</text:p>
                  </text:list-item>
                  <text:list-item>
                    <text:p text:style-name="P4">Classes</text:p>
                  </text:list-item>
                  <text:list-item>
                    <text:p text:style-name="P4">Inheritance</text:p>
                  </text:list-item>
                  <text:list-item>
                    <text:p text:style-name="P4">Attributes</text:p>
                  </text:list-item>
                  <text:list-item>
                    <text:p text:style-name="P4">Methods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API Specifica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xceptions" draw:style-name="dp1" draw:master-page-name="Section" presentation:presentation-page-layout-name="AL3T19"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Overview of the <text:span text:style-name="T6">java.lang</text:span> package</text:p>
          </draw:text-box>
        </draw:frame>
        <presentation:notes draw:style-name="dp2">
          <draw:page-thumbnail draw:style-name="gr6" draw:layer="layout" svg:width="12.7cm" svg:height="9.525cm" svg:x="4.175cm" svg:y="3.005cm" draw:page-number="9" presentation:class="page"/>
          <draw:frame presentation:style-name="pr1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java.lang: From the API" draw:style-name="dp1" draw:master-page-name="Normal1" presentation:presentation-page-layout-name="AL2T1">
        <draw:frame draw:style-name="gr7" draw:text-style-name="P4" draw:layer="layout" svg:width="1.196cm" svg:height="6.943cm" svg:x="0cm" svg:y="14.069cm">
          <draw:text-box>
            <text:p text:style-name="P4"/>
            <text:p text:style-name="P4">O</text:p>
            <text:p text:style-name="P4">V</text:p>
            <text:p text:style-name="P4">E</text:p>
            <text:p text:style-name="P4">R</text:p>
            <text:p text:style-name="P4">V</text:p>
            <text:p text:style-name="P4">I</text:p>
            <text:p text:style-name="P4">E</text:p>
            <text:p text:style-name="P4">W</text:p>
          </draw:text-box>
        </draw:frame>
        <draw:g>
          <draw:frame presentation:style-name="pr18" draw:text-style-name="P8" draw:layer="layout" svg:width="14.045cm" svg:height="9.664cm" svg:x="7.576cm" svg:y="7.29cm">
            <draw:text-box>
              <text:p text:style-name="P7"><text:span text:style-name="T9">Provides classes that are </text:span><text:span text:style-name="T10">fundamental</text:span><text:span text:style-name="T9"> to the design of the Java programming language</text:span></text:p>
            </draw:text-box>
          </draw:frame>
          <draw:frame draw:style-name="gr4" draw:text-style-name="P9" draw:layer="layout" svg:width="0.005cm" svg:height="1.181cm" svg:x="14.596cm" svg:y="11.353cm">
            <draw:text-box>
              <text:p/>
            </draw:text-box>
          </draw:frame>
          <draw:polyline draw:style-name="gr5" draw:layer="layout" svg:width="14.572cm" svg:height="0.924cm" svg:x="7.312cm" svg:y="7.909cm" svg:viewBox="0 0 14573 925" draw:points="0,925 0,0 14573,0 14573,847">
            <text:p/>
          </draw:polyline>
          <draw:polyline draw:style-name="gr5" draw:layer="layout" svg:width="14.572cm" svg:height="0.924cm" draw:transform="rotate (3.1415926535892) translate (21.885000000001cm 16.408cm)" svg:viewBox="0 0 14573 925" draw:points="14573,-31891 14573,-32816 0,-32816 0,-31969">
            <text:p/>
          </draw:polyline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From the API: <text:span text:style-name="T6">java.lang</text:span>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imitive Wrappers" draw:style-name="dp1" draw:master-page-name="Normal1" presentation:presentation-page-layout-name="AL2T1">
        <draw:frame presentation:style-name="pr19" draw:text-style-name="P5" draw:id="id14" draw:layer="layout" svg:width="6.45cm" svg:height="7.867cm" svg:x="3.257cm" svg:y="5.838cm" presentation:class="outline" presentation:user-transformed="true">
          <draw:text-box>
            <text:list text:style-name="L3">
              <text:list-item>
                <text:p text:style-name="P4">Number</text:p>
                <text:list>
                  <text:list-item>
                    <text:p text:style-name="P4">Byte</text:p>
                  </text:list-item>
                  <text:list-item>
                    <text:p text:style-name="P4">Double</text:p>
                  </text:list-item>
                  <text:list-item>
                    <text:p text:style-name="P4">Float</text:p>
                  </text:list-item>
                  <text:list-item>
                    <text:p text:style-name="P4">Integer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O</text:p>
            <text:p text:style-name="P4">V</text:p>
            <text:p text:style-name="P4">E</text:p>
            <text:p text:style-name="P4">R</text:p>
            <text:p text:style-name="P4">V</text:p>
            <text:p text:style-name="P4">I</text:p>
            <text:p text:style-name="P4">E</text:p>
            <text:p text:style-name="P4">W</text:p>
          </draw:text-box>
        </draw:frame>
        <draw:frame presentation:style-name="pr20" draw:text-style-name="P5" draw:id="id16" draw:layer="layout" svg:width="7.127cm" svg:height="5.514cm" svg:x="18.858cm" svg:y="5.838cm" presentation:class="outline" presentation:user-transformed="true">
          <draw:text-box>
            <text:list text:style-name="L3">
              <text:list-item>
                <text:p text:style-name="P4">Boolean</text:p>
              </text:list-item>
              <text:list-item>
                <text:p text:style-name="P4">Character</text:p>
              </text:list-item>
              <text:list-item>
                <text:p text:style-name="P4">Void</text:p>
              </text:list-item>
            </text:list>
          </draw:text-box>
        </draw:frame>
        <draw:frame presentation:style-name="pr21" draw:text-style-name="P12" draw:id="id15" draw:layer="layout" svg:width="7.939cm" svg:height="6.283cm" svg:x="9.201cm" svg:y="7.58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Long</text:p>
                  </text:list-item>
                  <text:list-item>
                    <text:p text:style-name="P4">Short</text:p>
                  </text:list-item>
                  <text:list-item>
                    <text:p text:style-name="P4">BigDecimal</text:p>
                  </text:list-item>
                  <text:list-item>
                    <text:p text:style-name="P4">BigInteger</text:p>
                  </text:list-item>
                </text:list>
              </text:list-item>
            </text:list>
          </draw:text-box>
        </draw:frame>
        <draw:g draw:id="id17">
          <draw:line draw:style-name="gr8" draw:text-style-name="P13" draw:layer="layout" svg:x1="3.314cm" svg:y1="15.587cm" svg:x2="25.999cm" svg:y2="15.587cm">
            <text:p/>
          </draw:line>
          <draw:line draw:style-name="gr8" draw:text-style-name="P13" draw:layer="layout" svg:x1="14.624cm" svg:y1="14.881cm" svg:x2="14.624cm" svg:y2="15.586cm">
            <text:p/>
          </draw:line>
          <draw:rect draw:style-name="gr1" draw:text-style-name="P14" draw:layer="layout" svg:width="3.25cm" svg:height="0.984cm" svg:x="13.023cm" svg:y="13.918cm" draw:corner-radius="0.5cm">
            <text:p text:style-name="P4"><text:span text:style-name="T12">Number</text:span></text:p>
          </draw:rect>
          <draw:line draw:style-name="gr9" draw:text-style-name="P13" draw:layer="layout" svg:x1="16.267cm" svg:y1="15.582cm" svg:x2="16.267cm" svg:y2="16.287cm">
            <text:p/>
          </draw:line>
          <draw:line draw:style-name="gr9" draw:text-style-name="P13" draw:layer="layout" svg:x1="22.741cm" svg:y1="15.583cm" svg:x2="22.741cm" svg:y2="16.288cm">
            <text:p/>
          </draw:line>
          <draw:line draw:style-name="gr9" draw:text-style-name="P13" draw:layer="layout" svg:x1="9.792cm" svg:y1="15.584cm" svg:x2="9.792cm" svg:y2="16.289cm">
            <text:p/>
          </draw:line>
          <draw:line draw:style-name="gr9" draw:text-style-name="P13" draw:layer="layout" svg:x1="3.318cm" svg:y1="15.585cm" svg:x2="3.318cm" svg:y2="16.29cm">
            <text:p/>
          </draw:line>
          <draw:rect draw:style-name="gr1" draw:text-style-name="P14" draw:layer="layout" svg:width="3.25cm" svg:height="0.984cm" svg:x="1.693cm" svg:y="16.318cm" draw:corner-radius="0.5cm">
            <text:p text:style-name="P4"><text:span text:style-name="T12">Byte</text:span></text:p>
          </draw:rect>
          <draw:rect draw:style-name="gr10" draw:text-style-name="P15" draw:layer="layout" svg:width="3.25cm" svg:height="0.984cm" svg:x="8.167cm" svg:y="16.318cm" draw:corner-radius="0.5cm">
            <text:p text:style-name="P4"><text:span text:style-name="T12">Double</text:span></text:p>
          </draw:rect>
          <draw:rect draw:style-name="gr10" draw:text-style-name="P15" draw:layer="layout" svg:width="3.25cm" svg:height="0.984cm" svg:x="14.642cm" svg:y="16.318cm" draw:corner-radius="0.5cm">
            <text:p text:style-name="P4"><text:span text:style-name="T12">Float</text:span></text:p>
          </draw:rect>
          <draw:rect draw:style-name="gr10" draw:text-style-name="P15" draw:layer="layout" svg:width="3.25cm" svg:height="0.984cm" svg:x="21.116cm" svg:y="16.318cm" draw:corner-radius="0.5cm">
            <text:p text:style-name="P4"><text:span text:style-name="T12">Integer</text:span></text:p>
          </draw:rect>
          <draw:line draw:style-name="gr9" draw:text-style-name="P13" draw:layer="layout" svg:x1="25.978cm" svg:y1="15.584cm" svg:x2="25.978cm" svg:y2="18.023cm">
            <text:p/>
          </draw:line>
          <draw:line draw:style-name="gr9" draw:text-style-name="P13" draw:layer="layout" svg:x1="19.504cm" svg:y1="15.585cm" svg:x2="19.504cm" svg:y2="18.024cm">
            <text:p/>
          </draw:line>
          <draw:line draw:style-name="gr9" draw:text-style-name="P13" draw:layer="layout" svg:x1="13.029cm" svg:y1="15.586cm" svg:x2="13.029cm" svg:y2="18.025cm">
            <text:p/>
          </draw:line>
          <draw:line draw:style-name="gr9" draw:text-style-name="P13" draw:layer="layout" svg:x1="6.555cm" svg:y1="15.587cm" svg:x2="6.555cm" svg:y2="18.026cm">
            <text:p/>
          </draw:line>
          <draw:rect draw:style-name="gr10" draw:text-style-name="P15" draw:layer="layout" svg:width="3.25cm" svg:height="0.984cm" svg:x="11.404cm" svg:y="18.018cm" draw:corner-radius="0.5cm">
            <text:p text:style-name="P4"><text:span text:style-name="T12">BigInteger</text:span></text:p>
          </draw:rect>
          <draw:rect draw:style-name="gr10" draw:text-style-name="P15" draw:layer="layout" svg:width="3.25cm" svg:height="0.984cm" svg:x="17.879cm" svg:y="18.018cm" draw:corner-radius="0.5cm">
            <text:p text:style-name="P4"><text:span text:style-name="T12">BigDecimal</text:span></text:p>
          </draw:rect>
          <draw:rect draw:style-name="gr10" draw:text-style-name="P15" draw:layer="layout" svg:width="3.25cm" svg:height="0.984cm" svg:x="4.93cm" svg:y="18.018cm" draw:corner-radius="0.5cm">
            <text:p text:style-name="P4"><text:span text:style-name="T12">Short</text:span></text:p>
          </draw:rect>
          <draw:rect draw:style-name="gr1" draw:text-style-name="P14" draw:layer="layout" svg:width="3.25cm" svg:height="0.984cm" svg:x="24.353cm" svg:y="18.018cm" draw:corner-radius="0.5cm">
            <text:p text:style-name="P4"><text:span text:style-name="T12">Long</text:span></text:p>
          </draw:rect>
        </draw:g>
        <draw:frame presentation:style-name="pr9" draw:text-style-name="P4" draw:layer="layout" svg:width="26.803cm" svg:height="3.507cm" svg:x="1.197cm" svg:y="0.643cm" presentation:class="title">
          <draw:text-box>
            <text:p text:style-name="P4">Primitive Wrapp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4" smil:attributeName="visibility" smil:to="visible"/>
                  <anim:transitionFilter smil:dur="1s" smil:targetElement="id14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15" smil:attributeName="visibility" smil:to="visible"/>
                  <anim:transitionFilter smil:dur="1s" smil:targetElement="id1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6" smil:attributeName="visibility" smil:to="visible"/>
                  <anim:transitionFilter smil:dur="1s" smil:targetElement="id1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17" smil:attributeName="visibility" smil:to="visible"/>
                  <anim:transitionFilter smil:dur="1s" smil:targetElement="id1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Why Primitive Wrappers?" draw:style-name="dp1" draw:master-page-name="Normal1" presentation:presentation-page-layout-name="AL2T1">
        <draw:frame presentation:style-name="pr22" draw:text-style-name="P5" draw:layer="layout" svg:width="17.636cm" svg:height="12.111cm" svg:x="5.78cm" svg:y="6.438cm" presentation:class="outline" presentation:user-transformed="true">
          <draw:text-box>
            <text:list text:style-name="L3">
              <text:list-item>
                <text:p text:id="id18" text:style-name="P4">Incorrect example</text:p>
                <text:list>
                  <text:list-item>
                    <text:p text:id="id19" text:style-name="P4">List myNumbers = new ArrayList();</text:p>
                  </text:list-item>
                  <text:list-item>
                    <text:p text:id="id20" text:style-name="P4">int a = 1;</text:p>
                  </text:list-item>
                  <text:list-item>
                    <text:p text:id="id21" text:style-name="P4"><text:span text:style-name="T13">myNumbers.add(a);</text:span></text:p>
                  </text:list-item>
                </text:list>
              </text:list-item>
              <text:list-item>
                <text:p text:id="id22" text:style-name="P4">Correct example</text:p>
                <text:list>
                  <text:list-item>
                    <text:p text:id="id23" text:style-name="P4">List myNumbers = new ArrayList();</text:p>
                  </text:list-item>
                  <text:list-item>
                    <text:p text:id="id24" text:style-name="P4">Integer a = new Integer(1);</text:p>
                  </text:list-item>
                  <text:list-item>
                    <text:p text:id="id25" text:style-name="P4">myNumbers.add(a);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O</text:p>
            <text:p text:style-name="P4">V</text:p>
            <text:p text:style-name="P4">E</text:p>
            <text:p text:style-name="P4">R</text:p>
            <text:p text:style-name="P4">V</text:p>
            <text:p text:style-name="P4">I</text:p>
            <text:p text:style-name="P4">E</text:p>
            <text:p text:style-name="P4">W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Why Primitive Wrappers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1" anim:sub-item="text" smil:attributeName="visibility" smil:to="visible"/>
                  <anim:transitionFilter smil:dur="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ther Classes" draw:style-name="dp1" draw:master-page-name="Normal1" presentation:presentation-page-layout-name="AL2T1">
        <draw:frame presentation:style-name="pr9" draw:text-style-name="P4" draw:layer="layout" svg:width="26.803cm" svg:height="3.507cm" svg:x="1.197cm" svg:y="0.643cm" presentation:class="title">
          <draw:text-box>
            <text:p text:style-name="P4">Other Classes</text:p>
          </draw:text-box>
        </draw:frame>
        <draw:frame presentation:style-name="pr23" draw:text-style-name="P5" draw:layer="layout" svg:width="17.263cm" svg:height="11.214cm" svg:x="5.967cm" svg:y="7.293cm" presentation:class="outline" presentation:user-transformed="true">
          <draw:text-box>
            <text:list text:style-name="L3">
              <text:list-item>
                <text:p text:style-name="P4">The <text:span text:style-name="T7">Object</text:span> class</text:p>
              </text:list-item>
              <text:list-item>
                <text:p text:style-name="P4">Support for strings of characters</text:p>
                <text:list>
                  <text:list-item>
                    <text:p text:style-name="P4">The <text:span text:style-name="T7">String</text:span> class</text:p>
                  </text:list-item>
                  <text:list-item>
                    <text:p text:style-name="P4">The <text:span text:style-name="T7">StringBuffer</text:span> class</text:p>
                  </text:list-item>
                </text:list>
              </text:list-item>
              <text:list-item>
                <text:p text:style-name="P4">Interaction with the JVM</text:p>
                <text:list>
                  <text:list-item>
                    <text:p text:style-name="P4">The <text:span text:style-name="T7">System</text:span> class</text:p>
                  </text:list-item>
                  <text:list-item>
                    <text:p text:style-name="P4">The <text:span text:style-name="T7">Runtime</text:span>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 the Object class" draw:style-name="dp1" draw:master-page-name="Section" presentation:presentation-page-layout-name="AL3T19"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The <text:span text:style-name="T6">Object</text:span> Class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4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One Object, Various Forms in Java" draw:style-name="dp1" draw:master-page-name="Normal1" presentation:presentation-page-layout-name="AL2T1">
        <draw:frame presentation:style-name="pr25" draw:text-style-name="P16" draw:layer="layout" svg:width="17.253cm" svg:height="1.603cm" svg:x="1.326cm" svg:y="6.002cm" presentation:class="outline" presentation:user-transformed="true">
          <draw:text-box>
            <text:list text:style-name="L3">
              <text:list-item>
                <text:p text:style-name="P4"><text:span text:style-name="T14">IAnimal cat = new IAnimal();</text:span></text:p>
              </text:list-item>
            </text:list>
          </draw:text-box>
        </draw:frame>
        <draw:frame presentation:style-name="pr26" draw:text-style-name="P16" draw:layer="layout" svg:width="20.631cm" svg:height="5.123cm" svg:x="1.326cm" svg:y="7.405cm" presentation:class="outline" presentation:user-transformed="true">
          <draw:text-box>
            <text:list text:style-name="L3">
              <text:list-item>
                <text:p text:style-name="P4"><text:span text:style-name="T14">IAnimal cat = new Cat();</text:span></text:p>
              </text:list-item>
              <text:list-item>
                <text:p text:style-name="P4"><text:span text:style-name="T14">IAnimal cat = new PersianCat();</text:span></text:p>
              </text:list-item>
              <text:list-item>
                <text:p text:style-name="P4"><text:span text:style-name="T14">IAnimal cat = new ILazyAnimal();</text:span></text:p>
              </text:list-item>
            </text:list>
          </draw:text-box>
        </draw:frame>
        <draw:frame presentation:style-name="pr27" draw:text-style-name="P17" draw:layer="layout" svg:width="26.982cm" svg:height="7.018cm" svg:x="1.326cm" svg:y="11.8cm" presentation:class="outline" presentation:user-transformed="true">
          <draw:text-box>
            <text:list text:style-name="L3">
              <text:list-item>
                <text:p text:style-name="P4"><text:span text:style-name="T14">Cat cat = new Cat();</text:span></text:p>
              </text:list-item>
              <text:list-item>
                <text:p text:style-name="P4"><text:span text:style-name="T14">Cat cat = new PersianCat();</text:span></text:p>
              </text:list-item>
              <text:list-item>
                <text:p text:style-name="P4"><text:span text:style-name="T14">ILazyAnimal cat = new PersianCat();</text:span></text:p>
              </text:list-item>
              <text:list-item>
                <text:p text:style-name="P4"><text:span text:style-name="T14">PersianCat cat = new PersianCat();</text:span></text:p>
              </text:list-item>
            </text:list>
          </draw:text-box>
        </draw:frame>
        <draw:line draw:style-name="gr11" draw:text-style-name="P13" draw:layer="layout" svg:x1="1.574cm" svg:y1="6.557cm" svg:x2="17.738cm" svg:y2="6.557cm">
          <text:p/>
        </draw:line>
        <draw:line draw:style-name="gr11" draw:text-style-name="P13" draw:layer="layout" svg:x1="1.574cm" svg:y1="11.057cm" svg:x2="20.675cm" svg:y2="11.057cm">
          <text:p/>
        </draw:line>
        <draw:connector draw:style-name="gr12" draw:text-style-name="P13" draw:layer="layout" draw:type="line" svg:x1="25.807cm" svg:y1="6.2cm" svg:x2="25.807cm" svg:y2="7.375cm" draw:start-shape="id1" draw:start-glue-point="2" draw:end-shape="id2" draw:end-glue-point="0" svg:d="m25807 6200v1175">
          <text:p/>
        </draw:connector>
        <draw:connector draw:style-name="gr12" draw:text-style-name="P13" draw:layer="layout" draw:type="line" svg:x1="21.404cm" svg:y1="8.518cm" svg:x2="24.74cm" svg:y2="9.692cm" draw:start-shape="id3" draw:start-glue-point="2" draw:end-shape="id4" draw:end-glue-point="0" svg:d="m21404 8518 3336 1174">
          <text:p/>
        </draw:connector>
        <draw:connector draw:style-name="gr12" draw:text-style-name="P13" draw:layer="layout" draw:type="line" svg:x1="25.807cm" svg:y1="8.518cm" svg:x2="24.74cm" svg:y2="9.692cm" draw:start-shape="id2" draw:start-glue-point="2" draw:end-shape="id4" draw:end-glue-point="0" svg:d="m25807 8518-1067 1174">
          <text:p/>
        </draw:connector>
        <draw:connector draw:style-name="gr12" draw:text-style-name="P13" draw:layer="layout" draw:type="line" svg:x1="25.807cm" svg:y1="6.2cm" svg:x2="21.404cm" svg:y2="7.375cm" draw:start-shape="id1" draw:start-glue-point="2" draw:end-shape="id3" draw:end-glue-point="0" svg:d="m25807 6200-4403 1175">
          <text:p/>
        </draw:connector>
        <draw:rect draw:style-name="gr13" draw:text-style-name="P18" draw:id="id2" draw:layer="layout" svg:width="3.937cm" svg:height="1.143cm" svg:x="23.839cm" svg:y="7.375cm">
          <text:p text:style-name="P4"><text:span text:style-name="T15">Cat</text:span></text:p>
        </draw:rect>
        <draw:rect draw:style-name="gr14" draw:text-style-name="P18" draw:id="id4" draw:layer="layout" svg:width="6.071cm" svg:height="1.143cm" svg:x="21.705cm" svg:y="9.692cm">
          <text:p text:style-name="P4"><text:span text:style-name="T15">PersianCat</text:span></text:p>
        </draw:rect>
        <draw:rect draw:style-name="gr15" draw:text-style-name="P18" draw:id="id1" draw:layer="layout" svg:width="3.937cm" svg:height="1.143cm" svg:x="23.839cm" svg:y="5.057cm">
          <text:p text:style-name="P4"><text:span text:style-name="T15">IAnimal</text:span></text:p>
        </draw:rect>
        <draw:rect draw:style-name="gr15" draw:text-style-name="P18" draw:id="id3" draw:layer="layout" svg:width="4.409cm" svg:height="1.143cm" svg:x="19.2cm" svg:y="7.375cm">
          <text:p text:style-name="P4"><text:span text:style-name="T15">ILazyAnimal</text:span></text:p>
        </draw:rect>
        <draw:frame draw:style-name="gr7" draw:text-style-name="P4" draw:layer="layout" svg:width="1.196cm" svg:height="6.943cm" svg:x="0cm" svg:y="14.072cm">
          <draw:text-box>
            <text:p text:style-name="P4">T</text:p>
            <text:p text:style-name="P4">H</text:p>
            <text:p text:style-name="P4">E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  <text:p text:style-name="P4"/>
            <text:p text:style-name="P4">C</text:p>
            <text:p text:style-name="P4">L</text:p>
            <text:p text:style-name="P4">A</text:p>
            <text:p text:style-name="P4">S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One Object, Various Forms<text:line-break/>in Java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Object Class" draw:style-name="dp1" draw:master-page-name="Normal1" presentation:presentation-page-layout-name="AL2T1"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Object</text:span> Class</text:p>
          </draw:text-box>
        </draw:frame>
        <draw:frame presentation:style-name="pr28" draw:text-style-name="P5" draw:layer="layout" svg:width="19.147cm" svg:height="8.094cm" svg:x="5.024cm" svg:y="8.838cm" presentation:class="outline" presentation:user-transformed="true">
          <draw:text-box>
            <text:list text:style-name="L3">
              <text:list-item>
                <text:p text:style-name="P4"><text:span text:style-name="T7">Object cat = new Cat();</text:span></text:p>
              </text:list-item>
              <text:list-item>
                <text:p text:style-name="P4">Every <text:s/>class extends <text:span text:style-name="T7">Object</text:span> class </text:p>
              </text:list-item>
              <text:list-item>
                <text:p text:style-name="P4">The <text:span text:style-name="T7">Object</text:span> class provides</text:p>
                <text:list>
                  <text:list-item>
                    <text:p text:style-name="P4">A set of methods</text:p>
                  </text:list-item>
                  <text:list-item>
                    <text:p text:style-name="P4">An empty constructor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T</text:p>
            <text:p text:style-name="P4">H</text:p>
            <text:p text:style-name="P4">E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  <text:p text:style-name="P4"/>
            <text:p text:style-name="P4">C</text:p>
            <text:p text:style-name="P4">L</text:p>
            <text:p text:style-name="P4">A</text:p>
            <text:p text:style-name="P4">S</text:p>
            <text:p text:style-name="P4">S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Normal1" presentation:presentation-page-layout-name="AL2T1">
        <draw:frame presentation:style-name="pr29" draw:text-style-name="P5" draw:layer="layout" svg:width="21.934cm" svg:height="13.884cm" svg:x="3.631cm" svg:y="5.838cm" presentation:class="outline" presentation:user-transformed="true">
          <draw:text-box>
            <text:list text:style-name="L3">
              <text:list-item>
                <text:p text:style-name="P4">The <text:span text:style-name="T7">toString()</text:span> method</text:p>
                <text:list>
                  <text:list-item>
                    <text:p text:style-name="P4">Called in <text:span text:style-name="T7">System.out.println(myObj);</text:span></text:p>
                  </text:list-item>
                </text:list>
              </text:list-item>
              <text:list-item>
                <text:p text:style-name="P4">The <text:span text:style-name="T7">equals()</text:span><text:span text:style-name="T16">method</text:span></text:p>
                <text:list>
                  <text:list-item>
                    <text:p text:style-name="P4"><text:span text:style-name="T16">Object comparison</text:span></text:p>
                  </text:list-item>
                </text:list>
              </text:list-item>
              <text:list-item>
                <text:p text:style-name="P4"><text:span text:style-name="T16"><text:s/></text:span><text:span text:style-name="T16">The </text:span><text:span text:style-name="T7">hashCode()</text:span> method</text:p>
                <text:list>
                  <text:list-item>
                    <text:p text:style-name="P4">Hash function</text:p>
                  </text:list-item>
                  <text:list-item>
                    <text:p text:style-name="P4">Must be implemented if <text:line-break/>the <text:span text:style-name="T7">equals()</text:span> method is redefined</text:p>
                  </text:list-item>
                  <text:list-item>
                    <text:p text:style-name="P4">Equal objects must have equal hashCode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T</text:p>
            <text:p text:style-name="P4">H</text:p>
            <text:p text:style-name="P4">E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  <text:p text:style-name="P4"/>
            <text:p text:style-name="P4">C</text:p>
            <text:p text:style-name="P4">L</text:p>
            <text:p text:style-name="P4">A</text:p>
            <text:p text:style-name="P4">S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Object</text:span> Methods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ormal1" presentation:presentation-page-layout-name="AL2T1">
        <office:forms form:automatic-focus="false" form:apply-design-mode="false"/>
        <draw:frame presentation:style-name="pr30" draw:text-style-name="P5" draw:layer="layout" svg:width="24.63cm" svg:height="14.998cm" svg:x="2.283cm" svg:y="5.238cm" presentation:class="outline" presentation:user-transformed="true">
          <draw:text-box>
            <text:list text:style-name="L3">
              <text:list-item>
                <text:p text:style-name="P4"><text:span text:style-name="T17">int result = 17;</text:span></text:p>
              </text:list-item>
              <text:list-item>
                <text:p text:style-name="P4">For each significant field compute c</text:p>
                <text:list>
                  <text:list-item>
                    <text:p text:style-name="P19">Boolean<text:tab/><text:span text:style-name="T18">→</text:span><text:span text:style-name="T18"><text:tab/></text:span><text:span text:style-name="T19">c = ( f ? 0 : 1)</text:span></text:p>
                  </text:list-item>
                  <text:list-item>
                    <text:p text:style-name="P19"><text:span text:style-name="T20">byte, char, short, int </text:span><text:span text:style-name="T18">→</text:span><text:span text:style-name="T20"> </text:span><text:span text:style-name="T19">c = (int) f;</text:span></text:p>
                  </text:list-item>
                  <text:list-item>
                    <text:p text:style-name="P19"><text:span text:style-name="T20">Long</text:span><text:span text:style-name="T20"><text:tab/></text:span><text:span text:style-name="T18">→</text:span><text:span text:style-name="T18"><text:tab/></text:span><text:span text:style-name="T19">c = (int) (f ^ (f &gt;&gt;&gt; 32));</text:span></text:p>
                  </text:list-item>
                  <text:list-item>
                    <text:p text:style-name="P19"><text:span text:style-name="T20">Float</text:span><text:span text:style-name="T20"><text:tab/></text:span><text:span text:style-name="T18">→</text:span><text:span text:style-name="T18"><text:tab/></text:span><text:span text:style-name="T19">c= Float.floatToIntBits(f)</text:span></text:p>
                  </text:list-item>
                  <text:list-item>
                    <text:p text:style-name="P19"><text:span text:style-name="T20">Double</text:span><text:span text:style-name="T20"><text:tab/></text:span><text:span text:style-name="T18">→</text:span><text:span text:style-name="T20"><text:tab/></text:span><text:span text:style-name="T19">d = Double.doubleToLongBits(f);</text:span><text:span text:style-name="T19"><text:line-break/></text:span><text:span text:style-name="T19"><text:tab/></text:span><text:span text:style-name="T19"><text:tab/></text:span><text:span text:style-name="T19">c = (int) (d ^ (d &gt;&gt;&gt;32));</text:span></text:p>
                  </text:list-item>
                  <text:list-item>
                    <text:p text:style-name="P19"><text:span text:style-name="T20">Object </text:span><text:span text:style-name="T20"><text:tab/></text:span><text:span text:style-name="T18">→</text:span><text:span text:style-name="T18"><text:tab/></text:span><text:span text:style-name="T21">c = ((f == null)? 0:f.hashCode());</text:span></text:p>
                  </text:list-item>
                  <text:list-item>
                    <text:p text:style-name="P4"><text:span text:style-name="T18">Combine c and f: <text:s text:c="3"/></text:span><text:span text:style-name="T22">result = 37*result+c;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T</text:p>
            <text:p text:style-name="P4">H</text:p>
            <text:p text:style-name="P4">E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  <text:p text:style-name="P4"/>
            <text:p text:style-name="P4">C</text:p>
            <text:p text:style-name="P4">L</text:p>
            <text:p text:style-name="P4">A</text:p>
            <text:p text:style-name="P4">S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hashCode</text:span> Method</text:p>
          </draw:text-box>
        </draw:frame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ead Example" draw:style-name="dp1" draw:master-page-name="Normal1" presentation:presentation-page-layout-name="AL2T1">
        <draw:g>
          <draw:frame presentation:style-name="pr31" draw:text-style-name="P8" draw:layer="layout" svg:width="13.576cm" svg:height="7.058cm" svg:x="7.81cm" svg:y="8.702cm">
            <draw:text-box>
              <text:p text:style-name="P7"><text:span text:style-name="T9">Complete Cat</text:span></text:p>
            </draw:text-box>
          </draw:frame>
          <draw:frame draw:style-name="gr16" draw:text-style-name="P9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07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T</text:p>
            <text:p text:style-name="P4">H</text:p>
            <text:p text:style-name="P4">E</text:p>
            <text:p text:style-name="P4"/>
            <text:p text:style-name="P4">O</text:p>
            <text:p text:style-name="P4">B</text:p>
            <text:p text:style-name="P4">J</text:p>
            <text:p text:style-name="P4">E</text:p>
            <text:p text:style-name="P4">C</text:p>
            <text:p text:style-name="P4">T</text:p>
            <text:p text:style-name="P4"/>
            <text:p text:style-name="P4">C</text:p>
            <text:p text:style-name="P4">L</text:p>
            <text:p text:style-name="P4">A</text:p>
            <text:p text:style-name="P4">S</text:p>
            <text:p text:style-name="P4">S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ection" presentation:presentation-page-layout-name="AL3T19">
        <draw:frame presentation:style-name="pr13" draw:text-style-name="P4" draw:layer="layout" svg:width="20.425cm" svg:height="3.503cm" svg:x="3.8cm" svg:y="8.416cm" presentation:class="title" presentation:user-transformed="true">
          <draw:text-box>
            <text:p text:style-name="P4"><text:span text:style-name="T6">String</text:span> Class<text:line-break/><text:span text:style-name="T6">StringBuffer</text:span> Class</text:p>
          </draw:text-box>
        </draw:frame>
        <presentation:notes draw:style-name="dp2">
          <draw:page-thumbnail draw:style-name="gr6" draw:layer="layout" svg:width="12.7cm" svg:height="9.525cm" svg:x="4.175cm" svg:y="3.005cm" draw:page-number="20" presentation:class="page"/>
          <draw:frame presentation:style-name="pr32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ormal1" presentation:presentation-page-layout-name="AL2T1">
        <draw:frame presentation:style-name="pr33" draw:text-style-name="P5" draw:layer="layout" svg:width="23.353cm" svg:height="14.247cm" svg:x="2.922cm" svg:y="5.706cm" presentation:class="outline" presentation:user-transformed="true">
          <draw:text-box>
            <text:list text:style-name="L3">
              <text:list-item>
                <text:p text:style-name="P4">Character strings</text:p>
              </text:list-item>
              <text:list-item>
                <text:p text:style-name="P4">Constants</text:p>
              </text:list-item>
              <text:list-item>
                <text:p text:style-name="P4">Strings as arrays</text:p>
                <text:list>
                  <text:list-item>
                    <text:p text:style-name="P4"><text:span text:style-name="T7">length()</text:span></text:p>
                  </text:list-item>
                  <text:list-item>
                    <text:p text:style-name="P4"><text:span text:style-name="T7">charAt()</text:span></text:p>
                  </text:list-item>
                </text:list>
              </text:list-item>
              <text:list-item>
                <text:p text:style-name="P4">Example</text:p>
              </text:list-item>
            </text:list>
            <text:p text:style-name="P20"><text:span text:style-name="T7">String name=”Willy Picard”;</text:span></text:p>
            <text:p text:style-name="P20"><text:span text:style-name="T7">int length = name.length(); // 12 </text:span></text:p>
            <text:p text:style-name="P20"><text:span text:style-name="T7">char c = name.charAt(0); <text:s text:c="3"/>// 'W'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I</text:p>
            <text:p text:style-name="P4">N</text:p>
            <text:p text:style-name="P4">G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String</text:span>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Normal1" presentation:presentation-page-layout-name="AL2T1">
        <draw:frame presentation:style-name="pr34" draw:text-style-name="P5" draw:layer="layout" svg:width="27.078cm" svg:height="11.295cm" svg:x="1.059cm" svg:y="6.822cm" presentation:class="outline" presentation:user-transformed="true">
          <draw:text-box>
            <text:list text:style-name="L3">
              <text:list-item>
                <text:p text:style-name="P4">String manipulation</text:p>
                <text:list>
                  <text:list-item>
                    <text:p text:style-name="P4"><text:span text:style-name="T7">indexOf()</text:span></text:p>
                  </text:list-item>
                  <text:list-item>
                    <text:p text:style-name="P4"><text:span text:style-name="T7">substring()</text:span></text:p>
                  </text:list-item>
                </text:list>
              </text:list-item>
              <text:list-item>
                <text:p text:style-name="P4">Example</text:p>
              </text:list-item>
            </text:list>
            <text:p text:style-name="P20"><text:span text:style-name="T23">String name = “Willy-Picard”;</text:span></text:p>
            <text:p text:style-name="P20"><text:span text:style-name="T23">int index = name.indexOf(“Pic”);</text:span></text:p>
            <text:p text:style-name="P20"><text:span text:style-name="T23">String first = name.substring(0,index);//Willy-</text:span></text:p>
            <text:p text:style-name="P20"><text:span text:style-name="T23">String last = name.substring(index); <text:s text:c="2"/>//Picard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I</text:p>
            <text:p text:style-name="P4">N</text:p>
            <text:p text:style-name="P4">G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String</text:span>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ormal1" presentation:presentation-page-layout-name="AL2T1">
        <draw:frame presentation:style-name="pr35" draw:text-style-name="P5" draw:layer="layout" svg:width="23.014cm" svg:height="13.23cm" svg:x="3.091cm" svg:y="6.138cm" presentation:class="outline" presentation:user-transformed="true">
          <draw:text-box>
            <text:list text:style-name="L3">
              <text:list-item>
                <text:p text:style-name="P4">Modifiable character strings</text:p>
              </text:list-item>
              <text:list-item>
                <text:p text:style-name="P4">The append() method</text:p>
              </text:list-item>
            </text:list>
            <text:p text:style-name="P20"><text:span text:style-name="T23">String space = “ “;</text:span></text:p>
            <text:p text:style-name="P20"><text:span text:style-name="T23">StringBuffer buff = new StringBuffer();</text:span></text:p>
            <text:p text:style-name="P20"><text:span text:style-name="T23">buff.append(“Willy”);</text:span></text:p>
            <text:p text:style-name="P20"><text:span text:style-name="T23">buff.append(space);</text:span></text:p>
            <text:p text:style-name="P20"><text:span text:style-name="T23">buff.append(“Picard”);</text:span></text:p>
            <text:list text:continue-numbering="true" text:style-name="L3">
              <text:list-item>
                <text:p text:style-name="P4">The toString() method</text:p>
              </text:list-item>
            </text:list>
            <text:p text:style-name="P20"><text:span text:style-name="T23">String name = buff.toString();</text:span></text:p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T</text:p>
            <text:p text:style-name="P4">R</text:p>
            <text:p text:style-name="P4">I</text:p>
            <text:p text:style-name="P4">N</text:p>
            <text:p text:style-name="P4">G</text:p>
            <text:p text:style-name="P4">B</text:p>
            <text:p text:style-name="P4">U</text:p>
            <text:p text:style-name="P4">F</text:p>
            <text:p text:style-name="P4">F</text:p>
            <text:p text:style-name="P4">E</text:p>
            <text:p text:style-name="P4">R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StringBuffer</text:span>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Normal1" presentation:presentation-page-layout-name="AL2T1">
        <draw:g>
          <draw:frame presentation:style-name="pr36" draw:text-style-name="P8" draw:layer="layout" svg:width="13.576cm" svg:height="7.058cm" svg:x="7.81cm" svg:y="8.702cm">
            <draw:text-box>
              <text:p text:style-name="P7"><text:span text:style-name="T9">String Example</text:span></text:p>
            </draw:text-box>
          </draw:frame>
          <draw:frame draw:style-name="gr16" draw:text-style-name="P9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07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T</text:p>
            <text:p text:style-name="P4">R</text:p>
            <text:p text:style-name="P4">I</text:p>
            <text:p text:style-name="P4">N</text:p>
            <text:p text:style-name="P4">G</text:p>
          </draw:text-box>
        </draw:frame>
        <draw:frame presentation:style-name="pr9" draw:text-style-name="P4" draw:layer="layout" svg:width="26.803cm" svg:height="3.507cm" svg:x="1.197cm" svg:y="0.643cm" presentation:class="title" presentation:user-transformed="tru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ction" presentation:presentation-page-layout-name="AL3T19">
        <draw:frame presentation:style-name="pr13" draw:text-style-name="P4" draw:layer="layout" svg:width="20.425cm" svg:height="3.503cm" svg:x="3.8cm" svg:y="8.416cm" presentation:class="title" presentation:user-transformed="true">
          <draw:text-box>
            <text:p text:style-name="P4"><text:span text:style-name="T6">System</text:span> Class<text:line-break/><text:span text:style-name="T6">Runtime</text:span> Class</text:p>
          </draw:text-box>
        </draw:frame>
        <presentation:notes draw:style-name="dp2">
          <draw:page-thumbnail draw:style-name="gr6" draw:layer="layout" svg:width="12.7cm" svg:height="9.525cm" svg:x="4.175cm" svg:y="3.005cm" draw:page-number="25" presentation:class="page"/>
          <draw:frame presentation:style-name="pr37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rmal1" presentation:presentation-page-layout-name="AL2T1">
        <draw:frame presentation:style-name="pr38" draw:text-style-name="P5" draw:layer="layout" svg:width="18.131cm" svg:height="11.148cm" svg:x="5.533cm" svg:y="6.906cm" presentation:class="outline" presentation:user-transformed="true">
          <draw:text-box>
            <text:list text:style-name="L3">
              <text:list-item>
                <text:p text:style-name="P4">A set of useful fields and methods</text:p>
              </text:list-item>
              <text:list-item>
                <text:p text:style-name="P4">No constructors</text:p>
              </text:list-item>
              <text:list-item>
                <text:p text:style-name="P4">Only <text:span text:style-name="T24">static</text:span> fields and methods</text:p>
              </text:list-item>
              <text:list-item>
                <text:p text:style-name="P4">Three fields</text:p>
                <text:list>
                  <text:list-item>
                    <text:p text:style-name="P4">in:<text:tab/><text:tab/>standard input</text:p>
                  </text:list-item>
                  <text:list-item>
                    <text:p text:style-name="P4">out:<text:tab/>standard output</text:p>
                  </text:list-item>
                  <text:list-item>
                    <text:p text:style-name="P4">err:<text:tab/>standard error output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System</text:span>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Normal1" presentation:presentation-page-layout-name="AL2T1">
        <draw:g>
          <draw:frame presentation:style-name="pr39" draw:text-style-name="P8" draw:layer="layout" svg:width="13.576cm" svg:height="7.058cm" svg:x="7.81cm" svg:y="8.702cm">
            <draw:text-box>
              <text:p text:style-name="P7"><text:span text:style-name="T9">Standard Streams Example</text:span></text:p>
            </draw:text-box>
          </draw:frame>
          <draw:frame draw:style-name="gr16" draw:text-style-name="P9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07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Normal1" presentation:presentation-page-layout-name="AL2T1">
        <draw:frame presentation:style-name="pr40" draw:text-style-name="P5" draw:layer="layout" svg:width="15.121cm" svg:height="13.491cm" svg:x="7.038cm" svg:y="6.206cm" presentation:class="outline" presentation:user-transformed="true">
          <draw:text-box>
            <text:list text:style-name="L3">
              <text:list-item>
                <text:p text:style-name="P4">A set of properties<text:line-break/>for the working environment</text:p>
              </text:list-item>
              <text:list-item>
                <text:p text:style-name="P4">(Key, Value) pairs</text:p>
              </text:list-item>
              <text:list-item>
                <text:p text:style-name="P4">Information about</text:p>
                <text:list>
                  <text:list-item>
                    <text:p text:style-name="P4">The JVM</text:p>
                  </text:list-item>
                  <text:list-item>
                    <text:p text:style-name="P4">The operating system</text:p>
                  </text:list-item>
                  <text:list-item>
                    <text:p text:style-name="P4">The user</text:p>
                  </text:list-item>
                  <text:list-item>
                    <text:p text:style-name="P4">Separators</text:p>
                    <text:list>
                      <text:list-item>
                        <text:p text:style-name="P4">Line, File, Path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System</text:span> Properties</text:p>
          </draw:text-box>
        </draw:frame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Normal1" presentation:presentation-page-layout-name="AL2T1">
        <draw:g>
          <draw:frame presentation:style-name="pr41" draw:text-style-name="P8" draw:layer="layout" svg:width="13.576cm" svg:height="7.058cm" svg:x="7.81cm" svg:y="8.702cm">
            <draw:text-box>
              <text:p text:style-name="P7"><text:span text:style-name="T9">System Properties Example</text:span></text:p>
            </draw:text-box>
          </draw:frame>
          <draw:frame draw:style-name="gr16" draw:text-style-name="P9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07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Normal1" presentation:presentation-page-layout-name="AL2T1">
        <draw:frame presentation:style-name="pr42" draw:text-style-name="P5" draw:layer="layout" svg:width="14.387cm" svg:height="11.91cm" svg:x="7.405cm" svg:y="6.606cm" presentation:class="outline" presentation:user-transformed="true">
          <draw:text-box>
            <text:list text:style-name="L3">
              <text:list-item>
                <text:p text:style-name="P4">Array copy</text:p>
              </text:list-item>
              <text:list-item>
                <text:p text:style-name="P4">Current time</text:p>
                <text:list>
                  <text:list-item>
                    <text:p text:style-name="P4"><text:span text:style-name="T7">currentTimeMillis()</text:span></text:p>
                  </text:list-item>
                  <text:list-item>
                    <text:p text:style-name="P4">Number of milliseconds<text:line-break/>since January 1, 1970 UTC</text:p>
                  </text:list-item>
                </text:list>
              </text:list-item>
              <text:list-item>
                <text:p text:style-name="P4">Garbage Collector</text:p>
                <text:list>
                  <text:list-item>
                    <text:p text:style-name="P4"><text:span text:style-name="T7">gc()</text:span></text:p>
                  </text:list-item>
                  <text:list-item>
                    <text:p text:style-name="P4">Force garbage collection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Miscellaneous Methods</text:p>
          </draw:text-box>
        </draw:frame>
        <presentation:notes draw:style-name="dp2">
          <draw:page-thumbnail draw:style-name="gr6" draw:layer="layout" svg:width="13.705cm" svg:height="10.279cm" svg:x="3.641cm" svg:y="2.853cm" draw:page-number="3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ormal1" presentation:presentation-page-layout-name="AL2T1">
        <draw:g>
          <draw:frame presentation:style-name="pr43" draw:text-style-name="P8" draw:layer="layout" svg:width="13.576cm" svg:height="7.058cm" svg:x="7.81cm" svg:y="8.702cm">
            <draw:text-box>
              <text:p text:style-name="P7"><text:span text:style-name="T9">Time Example</text:span></text:p>
            </draw:text-box>
          </draw:frame>
          <draw:frame draw:style-name="gr16" draw:text-style-name="P9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07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Normal1" presentation:presentation-page-layout-name="AL2T1">
        <draw:frame presentation:style-name="pr44" draw:text-style-name="P5" draw:layer="layout" svg:width="18.953cm" svg:height="14.037cm" svg:x="5.122cm" svg:y="6.078cm" presentation:class="outline" presentation:user-transformed="true">
          <draw:text-box>
            <text:list text:style-name="L3">
              <text:list-item>
                <text:p text:style-name="P4">Use the <text:span text:style-name="T7">Runtime.getRuntime()</text:span><text:span text:style-name="T7"><text:line-break/></text:span>to get an instance</text:p>
              </text:list-item>
              <text:list-item>
                <text:p text:style-name="P4">Information about memory</text:p>
                <text:list>
                  <text:list-item>
                    <text:p text:style-name="P4">freeMemory()</text:p>
                  </text:list-item>
                  <text:list-item>
                    <text:p text:style-name="P4">maxMemory()</text:p>
                  </text:list-item>
                  <text:list-item>
                    <text:p text:style-name="P4">totalMemory();</text:p>
                  </text:list-item>
                </text:list>
              </text:list-item>
              <text:list-item>
                <text:p text:style-name="P4">Execution of external commands</text:p>
              </text:list-item>
              <text:list-item>
                <text:p text:style-name="P4">Beware!</text:p>
                <text:list>
                  <text:list-item>
                    <text:p text:style-name="P4"><text:span text:style-name="T25">not cross-platform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<text:span text:style-name="T6">Runtime</text:span> Class</text:p>
          </draw:text-box>
        </draw:frame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Normal1" presentation:presentation-page-layout-name="AL2T1">
        <draw:g>
          <draw:frame presentation:style-name="pr45" draw:text-style-name="P8" draw:layer="layout" svg:width="13.576cm" svg:height="7.058cm" svg:x="7.81cm" svg:y="8.702cm">
            <draw:text-box>
              <text:p text:style-name="P7"><text:span text:style-name="T9">Runtime Example</text:span></text:p>
            </draw:text-box>
          </draw:frame>
          <draw:frame draw:style-name="gr16" draw:text-style-name="P9" draw:layer="layout" svg:width="0.008cm" svg:height="0.954cm" svg:x="14.594cm" svg:y="11.624cm">
            <draw:text-box>
              <text:p/>
            </draw:text-box>
          </draw:frame>
          <draw:polyline draw:style-name="gr5" draw:layer="layout" svg:width="14.089cm" svg:height="0.675cm" svg:x="7.553cm" svg:y="9.154cm" svg:viewBox="0 0 14090 676" draw:points="0,676 0,0 14090,0 14090,619">
            <text:p/>
          </draw:polyline>
          <draw:polyline draw:style-name="gr5" draw:layer="layout" svg:width="14.089cm" svg:height="0.675cm" draw:transform="rotate (3.1415926535892) translate (21.6430000000007cm 15.361cm)" svg:viewBox="0 0 14090 676" draw:points="14090,-30046 14090,-30722 0,-30722 0,-30104">
            <text:p/>
          </draw:polyline>
        </draw:g>
        <draw:frame draw:style-name="gr7" draw:text-style-name="P4" draw:layer="layout" svg:width="1.196cm" svg:height="6.943cm" svg:x="0cm" svg:y="14.072cm">
          <draw:text-box>
            <text:p text:style-name="P4">S</text:p>
            <text:p text:style-name="P4">Y</text:p>
            <text:p text:style-name="P4">S</text:p>
            <text:p text:style-name="P4">T</text:p>
            <text:p text:style-name="P4">E</text:p>
            <text:p text:style-name="P4">M</text:p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draw:frame presentation:style-name="pr13" draw:text-style-name="P4" draw:layer="layout" svg:width="14.7cm" svg:height="3.503cm" svg:x="3.8cm" svg:y="8.416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style-name="gr6" draw:layer="layout" svg:width="12.7cm" svg:height="9.525cm" svg:x="4.175cm" svg:y="3.005cm" draw:page-number="34" presentation:class="page"/>
          <draw:frame presentation:style-name="pr4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dvanced Programming" draw:style-name="dp1" draw:master-page-name="Normal1" presentation:presentation-page-layout-name="AL2T1">
        <draw:frame draw:style-name="gr17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</draw:text-box>
        </draw:frame>
        <draw:frame presentation:style-name="pr47" draw:text-style-name="P5" draw:layer="layout" svg:width="12.116cm" svg:height="3.031cm" svg:x="8.54cm" svg:y="10.638cm" presentation:class="outline" presentation:user-transformed="true">
          <draw:text-box>
            <text:list text:style-name="L3">
              <text:list-item>
                <text:p text:id="id26" text:style-name="P4">Check the API!!!</text:p>
              </text:list-item>
              <text:list-item>
                <text:p text:id="id27" text:style-name="P4">Fundamental Classes</text:p>
              </text:list-item>
            </text:list>
          </draw:text-box>
        </draw:frame>
        <draw:frame presentation:style-name="pr9" draw:text-style-name="P4" draw:layer="layout" svg:width="26.803cm" svg:height="3.507cm" svg:x="1.197cm" svg:y="0.643cm" presentation:class="title">
          <draw:text-box>
            <text:p text:style-name="P4">The Java Standard Libra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3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36"/>
          <draw:frame presentation:style-name="pr7" draw:text-style-name="P21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16" draw:display-name="Gradient 16" draw:style="linear" draw:start-color="#ffcc99" draw:end-color="#ff6633" draw:start-intensity="100%" draw:end-intensity="100%" draw:angle="450" draw:border="5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title">
      <style:graphic-properties draw:fill-color="#ffffff" draw:auto-grow-height="false" fo:min-height="3.507cm"/>
    </style:style>
    <style:style style:name="Mpr6" style:family="presentation" style:parent-style-name="Normal1-outline1">
      <style:graphic-properties draw:fill-color="#ffffff" draw:auto-grow-height="false" fo:min-height="13.23cm"/>
    </style:style>
    <style:style style:name="M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8" style:family="presentation" style:parent-style-name="WP-title">
      <style:graphic-properties draw:fill-color="#ffffff" draw:auto-grow-height="false" fo:min-height="3.177cm"/>
    </style:style>
    <style:style style:name="Mpr9" style:family="presentation" style:parent-style-name="WP-outline1" style:list-style-name="ML6">
      <style:graphic-properties draw:fill-color="#ffffff" draw:auto-grow-height="false" fo:min-height="12.001cm"/>
    </style:style>
    <style:style style:name="M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4" style:family="presentation" style:parent-style-name="Section-title">
      <style:graphic-properties draw:fill-color="#ffffff" draw:auto-grow-height="false" fo:min-height="3.177cm"/>
    </style:style>
    <style:style style:name="Mpr15" style:family="presentation" style:parent-style-name="Section-outline1" style:list-style-name="ML6">
      <style:graphic-properties draw:fill-color="#ffffff" draw:auto-grow-height="false" fo:min-height="12.001cm"/>
    </style:style>
    <style:style style:name="M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1" style:family="presentation" style:parent-style-name="NormalIntro-title">
      <style:graphic-properties draw:fill-color="#ffffff" draw:auto-grow-height="false" fo:min-height="3.507cm"/>
    </style:style>
    <style:style style:name="Mpr22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/>
    </style:style>
    <style:style style:name="MT4" style:family="text">
      <style:text-properties fo:font-size="24pt" fo:font-weight="normal"/>
    </style:style>
    <style:style style:name="MT5" style:family="text">
      <style:text-properties fo:font-size="24pt" fo:font-style="italic" fo:font-weight="normal"/>
    </style:style>
    <style:style style:name="MT6" style:family="text">
      <style:text-properties fo:font-family="Arial" style:font-style-name="Bold" style:font-family-generic="swiss" style:font-pitch="variable" fo:font-size="10pt"/>
    </style:style>
    <style:style style:name="M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7.988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Mpr5" draw:text-style-name="MP3" draw:layer="backgroundobjects" svg:width="26.803cm" svg:height="3.506cm" svg:x="1.197cm" svg:y="0.643cm" presentation:class="title">
        <draw:text-box>
          <text:p text:style-name="MP3">Click to edit the title text format</text:p>
        </draw:text-box>
      </draw:frame>
      <draw:frame presentation:style-name="Mpr6" draw:text-style-name="MP5" draw:layer="backgroundobjects" svg:width="23.91cm" svg:height="13.229cm" svg:x="3.257cm" svg:y="5.838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draw:polygon presentation:style-name="Mpr7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8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9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/text:p>
          <text:p text:style-name="MP3"><text:span text:style-name="MT4">Department of Information Technology</text:span></text:p>
          <text:p text:style-name="MP3"><text:span text:style-name="MT4">The Poznan University of Economics</text:span></text:p>
          <text:p text:style-name="MP3"><text:span text:style-name="MT5">&lt;picard@kti.a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0-11-29">11/29/10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10" draw:text-style-name="MP1" draw:layer="backgroundobjects" svg:width="1.094cm" svg:height="21cm" svg:x="0cm" svg:y="0cm">
        <text:p/>
      </draw:rect>
      <draw:polygon presentation:style-name="Mpr11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1-29">11/29/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draw:rect presentation:style-name="Mpr12" draw:text-style-name="MP1" draw:layer="backgroundobjects" svg:width="26.932cm" svg:height="21cm" svg:x="1.067cm" svg:y="-0.001cm">
        <text:p/>
      </draw:rect>
      <draw:polygon presentation:style-name="Mpr13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4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5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6" draw:text-style-name="MP1" draw:layer="backgroundobjects" svg:width="1.094cm" svg:height="21cm" svg:x="0cm" svg:y="-0.001cm">
        <text:p/>
      </draw:rect>
      <draw:path presentation:style-name="Mpr17" draw:text-style-name="MP1" draw:layer="backgroundobjects" svg:width="3.973cm" svg:height="5.973cm" svg:x="17.989cm" svg:y="7.229cm" svg:viewBox="0 0 3974 5974" svg:d="m3974 0c-2315 2641 1017 6007-2366 2641s-382 3301-382 3301v32">
        <text:p/>
      </draw:path>
      <draw:polyline presentation:style-name="Mpr17" draw:text-style-name="MP1" draw:layer="backgroundobjects" svg:width="5.98cm" svg:height="5.073cm" draw:transform="rotate (-1.57079632679579) translate (27.7989999999988cm 7.147999999998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6"><text:date style:data-style-name="D3" text:date-value="2010-11-29">11/29/10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6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draw:rect presentation:style-name="Mpr18" draw:text-style-name="MP1" draw:layer="backgroundobjects" svg:width="28cm" svg:height="4.808cm" svg:x="0cm" svg:y="0cm">
        <text:p/>
      </draw:rect>
      <draw:rect presentation:style-name="Mpr19" draw:text-style-name="MP1" draw:layer="backgroundobjects" svg:width="1.168cm" svg:height="21cm" svg:x="0cm" svg:y="0cm">
        <text:p/>
      </draw:rect>
      <draw:path presentation:style-name="Mpr20" draw:text-style-name="MP1" draw:layer="backgroundobjects" svg:width="3.973cm" svg:height="4.476cm" svg:x="17.988cm" svg:y="0.2cm" svg:viewBox="0 0 3974 4477" svg:d="m3974 0c-2315 1979 1017 4502-2366 1979s-382 2474-382 2474v24">
        <text:p/>
      </draw:path>
      <draw:polyline presentation:style-name="Mpr20" draw:text-style-name="M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Mpr21" draw:text-style-name="MP3" draw:layer="backgroundobjects" svg:width="26.803cm" svg:height="3.506cm" svg:x="1.197cm" svg:y="0.643cm" presentation:class="title">
        <draw:text-box>
          <text:p text:style-name="MP3">Click to edit the title text format</text:p>
        </draw:text-box>
      </draw:frame>
      <draw:frame presentation:style-name="Mpr22" draw:text-style-name="MP5" draw:layer="backgroundobjects" svg:width="23.91cm" svg:height="13.229cm" svg:x="3.257cm" svg:y="5.838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Standard Library: the java.lang package</dc:title>
    <dc:subject>ComputerProgramming</dc:subject>
    <meta:creation-date>2003-05-20T15:12:16</meta:creation-date>
    <dc:creator>Willy Picard</dc:creator>
    <dc:date>2010-11-29T14:40:16.94</dc:date>
    <meta:printed-by>Willy Picard</meta:printed-by>
    <meta:print-date>2004-10-25T12:50:25</meta:print-date>
    <dc:language>en-US</dc:language>
    <meta:editing-cycles>377</meta:editing-cycles>
    <meta:editing-duration>PT114H52M32S</meta:editing-duration>
    <meta:document-statistic meta:object-count="279"/>
    <meta:user-defined meta:name="Info 1"/>
    <meta:user-defined meta:name="Info 2"/>
    <meta:user-defined meta:name="Info 3"/>
    <meta:user-defined meta:name="Info 4"/>
  </office:meta>
</office:document-meta>
</file>